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bfa" officeooo:paragraph-rsid="0009abfa"/>
    </style:style>
    <style:style style:name="P2" style:family="paragraph" style:parent-style-name="Standard">
      <style:text-properties fo:font-size="12pt" officeooo:rsid="000bc150" officeooo:paragraph-rsid="000bc150" style:font-size-asian="12pt" style:font-size-complex="12pt"/>
    </style:style>
    <style:style style:name="P3" style:family="paragraph" style:parent-style-name="Standard">
      <style:text-properties fo:font-size="12pt" officeooo:rsid="000bc150" officeooo:paragraph-rsid="001161da" style:font-size-asian="12pt" style:font-size-complex="12pt"/>
    </style:style>
    <style:style style:name="P4" style:family="paragraph" style:parent-style-name="Standard">
      <style:text-properties fo:font-size="12pt" officeooo:rsid="0017e7f2" officeooo:paragraph-rsid="0017e7f2" style:font-size-asian="12pt" style:font-size-complex="12pt"/>
    </style:style>
    <style:style style:name="P5" style:family="paragraph" style:parent-style-name="Standard">
      <style:text-properties fo:font-size="12pt" fo:font-weight="bold" officeooo:rsid="0009abfa" officeooo:paragraph-rsid="0009abf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aefcc" officeooo:paragraph-rsid="000aefcc" style:font-size-asian="12pt" style:font-weight-asian="bold" style:font-size-complex="12pt" style:font-weight-complex="bold"/>
    </style:style>
    <style:style style:name="P7" style:family="paragraph" style:parent-style-name="Standard">
      <style:text-properties fo:font-weight="bold" officeooo:rsid="0009abfa" officeooo:paragraph-rsid="0009abfa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officeooo:rsid="0009af40" officeooo:paragraph-rsid="0009af40"/>
    </style:style>
    <style:style style:name="P9" style:family="paragraph" style:parent-style-name="Text_20_body">
      <style:paragraph-properties fo:text-align="start" style:justify-single-word="false"/>
      <style:text-properties officeooo:rsid="000bc150" officeooo:paragraph-rsid="000bc150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Standard">
      <style:text-properties style:text-underline-style="solid" style:text-underline-width="auto" style:text-underline-color="font-color" officeooo:rsid="0009abfa" officeooo:paragraph-rsid="0009abfa"/>
    </style:style>
    <style:style style:name="P12" style:family="paragraph" style:parent-style-name="Standard">
      <style:text-properties fo:font-size="12pt" fo:font-weight="normal" officeooo:rsid="0009abfa" officeooo:paragraph-rsid="0009abfa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fo:font-size="12pt" fo:font-weight="normal" officeooo:rsid="000bc150" officeooo:paragraph-rsid="000bc150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bc150" officeooo:paragraph-rsid="000bc150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bc150" officeooo:paragraph-rsid="001161d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aefcc" officeooo:paragraph-rsid="000aefcc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161da" officeooo:paragraph-rsid="001161d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7e7f2" officeooo:paragraph-rsid="0017e7f2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b1c8e" officeooo:paragraph-rsid="001b1c8e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bd404" officeooo:paragraph-rsid="0017e7f2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bd404" officeooo:paragraph-rsid="001bd404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ccdc2" officeooo:paragraph-rsid="001ccdc2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d176b" officeooo:paragraph-rsid="001d176b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1603e" officeooo:paragraph-rsid="0021603e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padding="0.049cm" fo:border="0.06pt solid #000000"/>
      <style:text-properties officeooo:rsid="000aefcc" officeooo:paragraph-rsid="000f880f"/>
    </style:style>
    <style:style style:name="P26" style:family="paragraph" style:parent-style-name="Standard" style:list-style-name="L1">
      <style:paragraph-properties fo:padding="0.049cm" fo:border="0.06pt solid #000000"/>
      <style:text-properties officeooo:paragraph-rsid="000f880f"/>
    </style:style>
    <style:style style:name="P27" style:family="paragraph" style:parent-style-name="Standard" style:list-style-name="L2">
      <style:paragraph-properties fo:padding="0.049cm" fo:border="0.06pt solid #000000"/>
      <style:text-properties officeooo:paragraph-rsid="0009abfa"/>
    </style:style>
    <style:style style:name="P28" style:family="paragraph" style:parent-style-name="Standard" style:list-style-name="L2">
      <style:paragraph-properties fo:padding="0.049cm" fo:border="0.06pt solid #000000"/>
      <style:text-properties fo:font-size="12pt" fo:font-weight="normal" officeooo:rsid="0009abfa" officeooo:paragraph-rsid="0009abfa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padding="0.049cm" fo:border="0.06pt solid #000000"/>
      <style:text-properties fo:font-size="12pt" fo:font-weight="normal" officeooo:rsid="0009af40" officeooo:paragraph-rsid="0009af40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paragraph-properties fo:padding="0.049cm" fo:border="0.06pt solid #000000"/>
      <style:text-properties fo:font-size="12pt" fo:font-weight="normal" officeooo:rsid="000aefcc" officeooo:paragraph-rsid="000dafaf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padding="0.049cm" fo:border="0.06pt solid #000000"/>
      <style:text-properties fo:font-size="12pt" fo:font-weight="normal" officeooo:rsid="000aefcc" officeooo:paragraph-rsid="000aefcc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padding="0.049cm" fo:border="0.06pt solid #000000"/>
      <style:text-properties fo:font-size="12pt" fo:font-weight="normal" officeooo:rsid="000aefcc" officeooo:paragraph-rsid="000aefcc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padding="0.049cm" fo:border="0.06pt solid #000000"/>
      <style:text-properties fo:font-size="12pt" fo:font-weight="normal" officeooo:rsid="000bc150" officeooo:paragraph-rsid="000bc150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padding="0.049cm" fo:border="0.06pt solid #000000"/>
      <style:text-properties fo:font-size="12pt" fo:font-weight="normal" officeooo:rsid="000bc150" officeooo:paragraph-rsid="000f9865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padding="0.049cm" fo:border="0.06pt solid #000000"/>
      <style:text-properties fo:font-size="12pt" fo:font-weight="normal" officeooo:rsid="000bc150" officeooo:paragraph-rsid="001161da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padding="0.049cm" fo:border="0.06pt solid #000000"/>
      <style:text-properties officeooo:paragraph-rsid="000aefcc"/>
    </style:style>
    <style:style style:name="P37" style:family="paragraph" style:parent-style-name="Standard" style:list-style-name="L3">
      <style:paragraph-properties fo:padding="0.049cm" fo:border="0.06pt solid #000000"/>
      <style:text-properties officeooo:paragraph-rsid="00137c31"/>
    </style:style>
    <style:style style:name="P38" style:family="paragraph" style:parent-style-name="Standard">
      <style:paragraph-properties fo:break-before="page"/>
      <style:text-properties fo:font-size="12pt" fo:font-weight="normal" officeooo:rsid="000bc150" officeooo:paragraph-rsid="000bc150" style:font-size-asian="12pt" style:font-weight-asian="normal" style:font-size-complex="12pt" style:font-weight-complex="normal"/>
    </style:style>
    <style:style style:name="T1" style:family="text">
      <style:text-properties officeooo:rsid="0009ab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af40" style:font-weight-asian="normal" style:font-weight-complex="normal"/>
    </style:style>
    <style:style style:name="T5" style:family="text">
      <style:text-properties fo:font-weight="normal" officeooo:rsid="000dafaf" style:font-weight-asian="normal" style:font-weight-complex="normal"/>
    </style:style>
    <style:style style:name="T6" style:family="text">
      <style:text-properties fo:font-weight="normal" officeooo:rsid="000f880f" style:font-weight-asian="normal" style:font-weight-complex="normal"/>
    </style:style>
    <style:style style:name="T7" style:family="text">
      <style:text-properties fo:font-weight="normal" officeooo:rsid="001161da" style:font-weight-asian="normal" style:font-weight-complex="normal"/>
    </style:style>
    <style:style style:name="T8" style:family="text">
      <style:text-properties fo:font-weight="normal" officeooo:rsid="00137c31" style:font-weight-asian="normal" style:font-weight-complex="normal"/>
    </style:style>
    <style:style style:name="T9" style:family="text">
      <style:text-properties fo:font-weight="normal" officeooo:rsid="0014c0ab" style:font-weight-asian="normal" style:font-weight-complex="normal"/>
    </style:style>
    <style:style style:name="T10" style:family="text">
      <style:text-properties officeooo:rsid="0009af40"/>
    </style:style>
    <style:style style:name="T11" style:family="text">
      <style:text-properties fo:font-size="12pt" fo:font-weight="normal" officeooo:rsid="0009af40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9abfa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dafa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aefcc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f880f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61d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37c3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4c0ab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6afd2" style:font-size-asian="12pt" style:font-weight-asian="normal" style:font-size-complex="12pt" style:font-weight-complex="normal"/>
    </style:style>
    <style:style style:name="T20" style:family="text">
      <style:text-properties fo:font-size="12pt" officeooo:rsid="0009abfa" style:font-size-asian="12pt" style:font-size-complex="12pt"/>
    </style:style>
    <style:style style:name="T21" style:family="text">
      <style:text-properties officeooo:rsid="000aefcc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officeooo:rsid="000aefcc"/>
    </style:style>
    <style:style style:name="T24" style:family="text">
      <style:text-properties officeooo:rsid="000bc150"/>
    </style:style>
    <style:style style:name="T25" style:family="text">
      <style:text-properties officeooo:rsid="000dafaf"/>
    </style:style>
    <style:style style:name="T26" style:family="text">
      <style:text-properties officeooo:rsid="000f880f"/>
    </style:style>
    <style:style style:name="T27" style:family="text">
      <style:text-properties officeooo:rsid="000f9865"/>
    </style:style>
    <style:style style:name="T28" style:family="text">
      <style:text-properties officeooo:rsid="001161da"/>
    </style:style>
    <style:style style:name="T29" style:family="text">
      <style:text-properties officeooo:rsid="00137c31"/>
    </style:style>
    <style:style style:name="T30" style:family="text">
      <style:text-properties officeooo:rsid="0016afd2"/>
    </style:style>
    <style:style style:name="T31" style:family="text">
      <style:text-properties officeooo:rsid="001d176b"/>
    </style:style>
    <style:style style:name="T32" style:family="text">
      <style:text-properties officeooo:rsid="001f0b4a"/>
    </style:style>
    <style:style style:name="T33" style:family="text">
      <style:text-properties officeooo:rsid="002160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Test endurance<text:span text:style-name="T25"> 4h</text:span></text:h>
      <text:h text:style-name="Heading_20_2" text:outline-level="2">Objectif du test</text:h>
      <text:p text:style-name="P8">Vérifier la tenue des batteries sur une période de 4<text:span text:style-name="T25">h</text:span></text:p>
      <text:p text:style-name="P9">Vérifier la transmission des datas </text:p>
      <text:p text:style-name="P11">Lundi 30 Mai 2022</text:p>
      <text:p text:style-name="P1"/>
      <text:p text:style-name="P7">F4KMN-13 carte APRS</text:p>
      <text:p text:style-name="P1"/>
      <text:list xml:id="list1493900551" text:style-name="L1">
        <text:list-item>
          <text:p text:style-name="P25">09h50 <text:s/><text:span text:style-name="T26"><text:s/></text:span>batterie 12,4 V 99% courant <text:s/>-214 mA <text:s/><text:span text:style-name="T22">Wifi enable</text:span></text:p>
        </text:list-item>
        <text:list-item>
          <text:p text:style-name="P26"><text:span text:style-name="T1">10h00 </text:span><text:span text:style-name="T21"><text:s text:c="2"/></text:span><text:span text:style-name="T1">batterie 12,4 V 98% courant -170</text:span><text:span text:style-name="T10"> </text:span><text:span text:style-name="T1">mA</text:span><text:span text:style-name="T21"> <text:s/></text:span><text:span text:style-name="T23">Wifi disable</text:span></text:p>
        </text:list-item>
      </text:list>
      <text:list xml:id="list1084673950" text:style-name="L2">
        <text:list-item>
          <text:p text:style-name="P27"><text:span text:style-name="T20">10h30 <text:s/></text:span><text:span text:style-name="T11"><text:s/>batterie </text:span><text:span text:style-name="T4">12.3 V 95% -164.2</text:span><text:span text:style-name="T5"> </text:span><text:span text:style-name="T4">mA</text:span></text:p>
        </text:list-item>
        <text:list-item>
          <text:p text:style-name="P27"><text:span text:style-name="T12">11h00</text:span><text:span text:style-name="T11"> <text:s text:c="2"/>batterie </text:span><text:span text:style-name="T4">12.3 V 92% -176.6</text:span><text:span text:style-name="T5"> </text:span><text:span text:style-name="T4">mA</text:span></text:p>
        </text:list-item>
        <text:list-item>
          <text:p text:style-name="P27"><text:span text:style-name="T12">11h30</text:span><text:span text:style-name="T13"> <text:s text:c="2"/>batterie </text:span><text:span text:style-name="T5">12.2 V 90% -174.4 mA</text:span></text:p>
        </text:list-item>
        <text:list-item>
          <text:p text:style-name="P27"><text:span text:style-name="T12">12h00</text:span><text:span text:style-name="T15"> <text:s text:c="2"/>batterie </text:span><text:span text:style-name="T6">12.2 V 87% -175.4 mA</text:span></text:p>
        </text:list-item>
        <text:list-item>
          <text:p text:style-name="P27"><text:span text:style-name="T12">12h30</text:span><text:span text:style-name="T16"> <text:s text:c="2"/>batterie </text:span><text:span text:style-name="T7">12.1 V 84% -173.2 mA</text:span></text:p>
        </text:list-item>
        <text:list-item>
          <text:p text:style-name="P27"><text:span text:style-name="T12">13h00</text:span><text:span text:style-name="T17"> <text:s text:c="2"/>batterie </text:span><text:span text:style-name="T8">12.1</text:span><text:span text:style-name="T9"> </text:span><text:span text:style-name="T8">V 81 % -177.2 mA</text:span></text:p>
        </text:list-item>
        <text:list-item>
          <text:p text:style-name="P27"><text:span text:style-name="T12">13h30</text:span><text:span text:style-name="T18"> <text:s text:c="2"/>batterie </text:span><text:span text:style-name="T9">12.0 V 78 %-169.3</text:span><text:span text:style-name="T18"> mA</text:span></text:p>
        </text:list-item>
        <text:list-item>
          <text:p text:style-name="P28">14h00</text:p>
        </text:list-item>
      </text:list>
      <text:p text:style-name="P12"/>
      <text:p text:style-name="P5">F4KMN-11 Carte LoRa</text:p>
      <text:p text:style-name="P5"/>
      <text:list xml:id="list3313382547" text:style-name="L3">
        <text:list-item>
          <text:p text:style-name="P29">10h19 batterie 4,09V -98 mA</text:p>
        </text:list-item>
        <text:list-item>
          <text:p text:style-name="P29">10h30 batterie 4,08V -112 mA</text:p>
        </text:list-item>
        <text:list-item>
          <text:p text:style-name="P29">11h00 batterie 4,07V -102 mA</text:p>
        </text:list-item>
        <text:list-item>
          <text:p text:style-name="P30">11h30<text:span text:style-name="T25"> </text:span><text:span text:style-name="T10">batterie 4,0</text:span><text:span text:style-name="T25">6</text:span><text:span text:style-name="T10">V -</text:span><text:span text:style-name="T25">99</text:span><text:span text:style-name="T10"> mA</text:span></text:p>
        </text:list-item>
        <text:list-item>
          <text:p text:style-name="P36"><text:span text:style-name="T14">12h00</text:span><text:span text:style-name="T15"> b</text:span>at<text:span text:style-name="T26">terie </text:span>4.05V<text:span text:style-name="T26"> </text:span>-100mA<text:span text:style-name="T26"> </text:span>RSSI:-68<text:span text:style-name="T26"> </text:span>dBm</text:p>
        </text:list-item>
        <text:list-item>
          <text:p text:style-name="P36"><text:span text:style-name="T14">12h30</text:span><text:span text:style-name="T16"> batterie </text:span>4.05V<text:span text:style-name="T28"> </text:span>-99mA<text:span text:style-name="T28"> <text:s text:c="2"/></text:span>RSSI:-62<text:span text:style-name="T28"> </text:span>dBm</text:p>
        </text:list-item>
        <text:list-item>
          <text:p text:style-name="P37"><text:span text:style-name="T14">13h00</text:span><text:span text:style-name="T17"> </text:span>Bat<text:span text:style-name="T16">terie </text:span>4.03V<text:span text:style-name="T29"> </text:span>-105mA<text:span text:style-name="T30"> </text:span>RSSI:-68<text:span text:style-name="T30"> </text:span>dBm</text:p>
        </text:list-item>
        <text:list-item>
          <text:p text:style-name="P36"><text:span text:style-name="T14">13h30</text:span><text:span text:style-name="T19"> Batterie </text:span>4.02V/-105mA<text:span text:style-name="T30"> </text:span>RSSI:-68<text:span text:style-name="T30"> </text:span>dBm</text:p>
        </text:list-item>
        <text:list-item>
          <text:p text:style-name="P31">14h00</text:p>
        </text:list-item>
      </text:list>
      <text:p text:style-name="P12"/>
      <text:p text:style-name="P6">C50EE9 Carte Sigfox</text:p>
      <text:p text:style-name="P6"/>
      <text:list xml:id="list4183251102" text:style-name="L4">
        <text:list-item>
          <text:p text:style-name="P32">10h02 <text:span text:style-name="T28"><text:s/></text:span>Message <text:span text:style-name="T24">reçu </text:span>1625 </text:p>
        </text:list-item>
        <text:list-item>
          <text:p text:style-name="P33">10h30 <text:span text:style-name="T28"><text:s/></text:span>Message reçu 1639 </text:p>
        </text:list-item>
        <text:list-item>
          <text:p text:style-name="P33">11h00 <text:span text:style-name="T28"><text:s/></text:span>Message reçu 1654 <text:s text:c="2"/></text:p>
        </text:list-item>
        <text:list-item>
          <text:p text:style-name="P34">11h3<text:span text:style-name="T27">2 <text:s/></text:span>Message reçu 16<text:span text:style-name="T27">70</text:span></text:p>
        </text:list-item>
        <text:list-item>
          <text:p text:style-name="P34">12h00<text:span text:style-name="T27"> <text:s/></text:span>Message reçu 16<text:span text:style-name="T27">84</text:span></text:p>
        </text:list-item>
        <text:list-item>
          <text:p text:style-name="P35">12h30<text:span text:style-name="T28"> <text:s/></text:span>Message reçu 16<text:span text:style-name="T28">99</text:span></text:p>
        </text:list-item>
        <text:list-item>
          <text:p text:style-name="P33">13h00</text:p>
        </text:list-item>
        <text:list-item>
          <text:p text:style-name="P33">13h30</text:p>
        </text:list-item>
        <text:list-item>
          <text:p text:style-name="P33">14h00</text:p>
          <text:p text:style-name="P13"/>
        </text:list-item>
      </text:list>
      <text:p text:style-name="P16"/>
      <text:p text:style-name="P14"/>
      <text:p text:style-name="P38">Conclusions :</text:p>
      <text:p text:style-name="P14"/>
      <text:p text:style-name="P2"><text:span text:style-name="T7">Pendant ce test n</text:span><text:span text:style-name="T3">ous avons rencontré les problèmes suivants:</text:span></text:p>
      <text:p text:style-name="P14"/>
      <text:p text:style-name="P3"><text:span text:style-name="T3">igate LoRa était dans l'état </text:span><text:span text:style-name="T2">TCP disable, </text:span><text:span text:style-name="T3">un reset a permis de la redémarrer</text:span><text:span text:style-name="T7">. </text:span></text:p>
      <text:p text:style-name="P17"/>
      <text:p text:style-name="P3"><text:span text:style-name="T7">D</text:span><text:span text:style-name="T3">es messages Sigfox</text:span><text:span text:style-name="T7"> </text:span><text:span text:style-name="T3">ne sont pas reçus par la station </text:span></text:p>
      <text:p text:style-name="P3"><text:span text:style-name="T7">On peut aussi voir que </text:span><text:span text:style-name="T3">le LQI est qualifié de limit par l'opérateur</text:span><text:span text:style-name="T7"> Sigfox</text:span><text:span text:style-name="T3">.</text:span></text:p>
      <text:p text:style-name="P23">Pour rechercher la cause du problème</text:p>
      <text:p text:style-name="P22">Nous avons changé l’émetteur <text:s/><text:span text:style-name="T31">et mis l'antenne SNOC cela fonctionne 5/5</text:span></text:p>
      <text:p text:style-name="P23">On remet l'antenne 868 de la nacelle <text:span text:style-name="T32">les messages ne</text:span> ne passe<text:span text:style-name="T32">nt</text:span> plus.</text:p>
      <text:p text:style-name="P23">Je remets l'antenne snoc ça fonctionne à nouveau<text:span text:style-name="T33">.</text:span></text:p>
      <text:p text:style-name="P24">Le problème était dû au petit câble de raccordement IPX SMA.</text:p>
      <text:p text:style-name="P15"/>
      <text:p text:style-name="P15"/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30T10:49:26.484193014</meta:creation-date>
    <dc:date>2022-05-30T17:04:06.060647991</dc:date>
    <meta:editing-duration>PT2H5M35S</meta:editing-duration>
    <meta:editing-cycles>7</meta:editing-cycles>
    <meta:generator>LibreOffice/7.0.6.2$Linux_X86_64 LibreOffice_project/00$Build-2</meta:generator>
    <meta:document-statistic meta:table-count="0" meta:image-count="0" meta:object-count="0" meta:page-count="2" meta:paragraph-count="47" meta:word-count="303" meta:character-count="1607" meta:non-whitespace-character-count="1341"/>
  </office:meta>
</office:document-meta>
</file>